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700000284F62D81F2437947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stroke="none" svg:stroke-color="#000000" draw:fill="none" draw:fill-color="#ffffff" fo:min-height="0.8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5.467cm" svg:x="1.001cm" svg:y="6.996cm">
          <draw:image xlink:href="Pictures/100000000000031700000284F62D81F2437947B6.png" xlink:type="simple" xlink:show="embed" xlink:actuate="onLoad">
            <text:p/>
          </draw:image>
        </draw:frame>
        <draw:line draw:style-name="gr2" draw:text-style-name="P1" draw:layer="layout" svg:x1="4.049cm" svg:y1="7.865cm" svg:x2="4.049cm" svg:y2="10.659cm">
          <text:p/>
        </draw:line>
        <draw:frame draw:style-name="gr3" draw:text-style-name="P2" draw:layer="layout" svg:width="4.826cm" svg:height="1.673cm" svg:x="3.958cm" svg:y="7.985cm">
          <draw:text-box>
            <text:p>Flow direction</text:p>
            <text:p>Field direction</text:p>
          </draw:text-box>
        </draw:frame>
        <draw:line draw:style-name="gr4" draw:text-style-name="P1" draw:layer="layout" svg:x1="4.529cm" svg:y1="20.565cm" svg:x2="4.529cm" svg:y2="17.898cm">
          <text:p/>
        </draw:line>
        <draw:line draw:style-name="gr4" draw:text-style-name="P1" draw:layer="layout" svg:x1="4.557cm" svg:y1="20.565cm" svg:x2="7.224cm" svg:y2="20.565cm">
          <text:p/>
        </draw:line>
        <draw:frame draw:style-name="gr5" draw:text-style-name="P2" draw:layer="layout" svg:width="1.27cm" svg:height="1.143cm" svg:x="3.668cm" svg:y="18.152cm">
          <draw:text-box>
            <text:p>y</text:p>
          </draw:text-box>
        </draw:frame>
        <draw:frame draw:style-name="gr6" draw:text-style-name="P2" draw:layer="layout" svg:width="1.27cm" svg:height="1.089cm" svg:x="5.573cm" svg:y="20.565cm">
          <draw:text-box>
            <text:p>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02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09T15:56:26.539153762</dc:date>
    <meta:editing-duration>PT7H36M11S</meta:editing-duration>
    <meta:editing-cycles>2</meta:editing-cycles>
    <meta:generator>LibreOffice/5.1.6.2$Linux_X86_64 LibreOffice_project/10m0$Build-2</meta:generator>
    <meta:document-statistic meta:object-count="7"/>
  </office:meta>
</office:document-meta>
</file>